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9" table:default-cell-style-name="Default"/>
        <table:table-column table:style-name="co1" table:default-cell-style-name="ce2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date" office:date-value="2020-01-01" calcext:value-type="date">
            <text:p>01/01/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ggi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date" office:date-value="2020-01-02" calcext:value-type="date">
            <text:p>02/01/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03" calcext:value-type="date">
            <text:p>03/01/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v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date" office:date-value="2020-01-04" calcext:value-type="date">
            <text:p>04/01/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v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date" office:date-value="2020-01-05" calcext:value-type="date">
            <text:p>05/01/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v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date" office:date-value="2020-01-06" calcext:value-type="date">
            <text:p>06/01/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tam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date" office:date-value="2020-01-07" calcext:value-type="date">
            <text:p>07/01/2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covid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date" office:date-value="2020-01-08" calcext:value-type="date">
            <text:p>08/01/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ggi</text:p>
          </table:table-cell>
          <table:table-cell office:value-type="string" calcext:value-type="string">
            <text:p>durata</text:p>
          </table:table-cell>
          <table:table-cell office:value-type="string" calcext:value-type="string">
            <text:p>differenza</text:p>
          </table:table-cell>
          <table:table-cell table:style-name="ce3" office:value-type="string" calcext:value-type="string">
            <text:p>se differenza minore di durata ok else ko</text:p>
          </table:table-cell>
        </table:table-row>
        <table:table-row table:style-name="ro1">
          <table:table-cell/>
          <table:table-cell table:style-name="ce1" office:value-type="date" office:date-value="2020-01-09" calcext:value-type="date">
            <text:p>09/01/2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1</text:p>
          </table:table-cell>
          <table:table-cell office:value-type="float" office:value="700" calcext:value-type="float">
            <text:p>700</text:p>
          </table:table-cell>
          <table:table-cell table:formula="of:=[.$F2]"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table:formula="of:=[.G10]-[.F10]" office:value-type="float" office:value="200" calcext:value-type="float">
            <text:p>200</text:p>
          </table:table-cell>
          <table:table-cell table:formula="of:=IF([.I10]&lt;=[.H10];&quot;ok&quot;;&quot;ko&quot;)" office:value-type="string" office:string-value="ko" calcext:value-type="string">
            <text:p>ko</text:p>
          </table:table-cell>
        </table:table-row>
        <table:table-row table:style-name="ro1">
          <table:table-cell/>
          <table:table-cell table:style-name="ce1" office:value-type="date" office:date-value="2020-01-10" calcext:value-type="date">
            <text:p>10/01/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2</text:p>
          </table:table-cell>
          <table:table-cell office:value-type="float" office:value="730" calcext:value-type="float">
            <text:p>730</text:p>
          </table:table-cell>
          <table:table-cell table:formula="of:=[.$F2]"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  <table:table-cell table:formula="of:=[.G11]-[.F11]" office:value-type="float" office:value="170" calcext:value-type="float">
            <text:p>170</text:p>
          </table:table-cell>
          <table:table-cell table:formula="of:=IF([.I11]&lt;=[.H11];&quot;ok&quot;;&quot;ko&quot;)" office:value-type="string" office:string-value="ko" calcext:value-type="string">
            <text:p>ko</text:p>
          </table:table-cell>
        </table:table-row>
        <table:table-row table:style-name="ro1">
          <table:table-cell/>
          <table:table-cell table:style-name="ce1" office:value-type="date" office:date-value="2020-01-11" calcext:value-type="date">
            <text:p>11/01/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3</text:p>
          </table:table-cell>
          <table:table-cell office:value-type="float" office:value="0" calcext:value-type="float">
            <text:p>0</text:p>
          </table:table-cell>
          <table:table-cell table:formula="of:=[.$F2]"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  <table:table-cell table:formula="of:=[.G12]-[.F12]" office:value-type="float" office:value="900" calcext:value-type="float">
            <text:p>900</text:p>
          </table:table-cell>
          <table:table-cell table:formula="of:=IF([.I12]&lt;=[.H12];&quot;ok&quot;;&quot;ko&quot;)" office:value-type="string" office:string-value="ko" calcext:value-type="string">
            <text:p>ko</text:p>
          </table:table-cell>
        </table:table-row>
        <table:table-row table:style-name="ro1">
          <table:table-cell/>
          <table:table-cell table:style-name="ce1" office:value-type="date" office:date-value="2020-01-12" calcext:value-type="date">
            <text:p>12/01/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amp</text:p>
          </table:table-cell>
          <table:table-cell office:value-type="float" office:value="0" calcext:value-type="float">
            <text:p>0</text:p>
          </table:table-cell>
          <table:table-cell table:formula="of:=[.$F2]"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formula="of:=[.G13]-[.F13]" office:value-type="float" office:value="900" calcext:value-type="float">
            <text:p>900</text:p>
          </table:table-cell>
          <table:table-cell table:formula="of:=IF([.I13]&lt;=[.H13];&quot;ok&quot;;&quot;ko&quot;)" office:value-type="string" office:string-value="ko" calcext:value-type="string">
            <text:p>ko</text:p>
          </table:table-cell>
        </table:table-row>
        <table:table-row table:style-name="ro1">
          <table:table-cell/>
          <table:table-cell table:style-name="ce1" office:value-type="date" office:date-value="2020-01-13" calcext:value-type="date">
            <text:p>13/01/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ovid</text:p>
          </table:table-cell>
          <table:table-cell office:value-type="float" office:value="0" calcext:value-type="float">
            <text:p>0</text:p>
          </table:table-cell>
          <table:table-cell table:formula="of:=[.$F2]"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[.G14]-[.F14]" office:value-type="float" office:value="900" calcext:value-type="float">
            <text:p>900</text:p>
          </table:table-cell>
          <table:table-cell table:formula="of:=IF([.I14]&lt;=[.H14];&quot;ok&quot;;&quot;ko&quot;)" office:value-type="string" office:string-value="ko" calcext:value-type="string">
            <text:p>ko</text:p>
          </table:table-cell>
        </table:table-row>
        <table:table-row table:style-name="ro1">
          <table:table-cell/>
          <table:table-cell table:style-name="ce1" office:value-type="date" office:date-value="2020-01-14" calcext:value-type="date">
            <text:p>14/01/2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15" calcext:value-type="date">
            <text:p>15/01/2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16" calcext:value-type="date">
            <text:p>16/01/20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17" calcext:value-type="date">
            <text:p>17/01/20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18" calcext:value-type="date">
            <text:p>18/01/20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19" calcext:value-type="date">
            <text:p>19/01/20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20" calcext:value-type="date">
            <text:p>20/01/20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21" calcext:value-type="date">
            <text:p>21/01/20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22" calcext:value-type="date">
            <text:p>22/01/20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23" calcext:value-type="date">
            <text:p>23/01/20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24" calcext:value-type="date">
            <text:p>24/01/20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25" calcext:value-type="date">
            <text:p>25/01/20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26" calcext:value-type="date">
            <text:p>26/01/20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27" calcext:value-type="date">
            <text:p>27/01/20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28" calcext:value-type="date">
            <text:p>28/01/20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29" calcext:value-type="date">
            <text:p>29/01/20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30" calcext:value-type="date">
            <text:p>30/01/20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1-31" calcext:value-type="date">
            <text:p>31/01/20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01" calcext:value-type="date">
            <text:p>01/02/20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02" calcext:value-type="date">
            <text:p>02/02/20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03" calcext:value-type="date">
            <text:p>03/02/20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04" calcext:value-type="date">
            <text:p>04/02/20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05" calcext:value-type="date">
            <text:p>05/02/20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06" calcext:value-type="date">
            <text:p>06/02/20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07" calcext:value-type="date">
            <text:p>07/02/20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08" calcext:value-type="date">
            <text:p>08/02/20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09" calcext:value-type="date">
            <text:p>09/02/20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10" calcext:value-type="date">
            <text:p>10/02/2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11" calcext:value-type="date">
            <text:p>11/02/20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12" calcext:value-type="date">
            <text:p>12/02/20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13" calcext:value-type="date">
            <text:p>13/02/20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14" calcext:value-type="date">
            <text:p>14/02/20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15" calcext:value-type="date">
            <text:p>15/02/20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16" calcext:value-type="date">
            <text:p>16/02/20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17" calcext:value-type="date">
            <text:p>17/02/20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18" calcext:value-type="date">
            <text:p>18/02/20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19" calcext:value-type="date">
            <text:p>19/02/20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20" calcext:value-type="date">
            <text:p>20/02/20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21" calcext:value-type="date">
            <text:p>21/02/20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22" calcext:value-type="date">
            <text:p>22/02/20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23" calcext:value-type="date">
            <text:p>23/02/20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24" calcext:value-type="date">
            <text:p>24/02/2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25" calcext:value-type="date">
            <text:p>25/02/20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26" calcext:value-type="date">
            <text:p>26/02/20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27" calcext:value-type="date">
            <text:p>27/02/2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28" calcext:value-type="date">
            <text:p>28/02/2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2-29" calcext:value-type="date">
            <text:p>29/02/20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01" calcext:value-type="date">
            <text:p>01/03/20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02" calcext:value-type="date">
            <text:p>02/03/20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03" calcext:value-type="date">
            <text:p>03/03/20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04" calcext:value-type="date">
            <text:p>04/03/20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05" calcext:value-type="date">
            <text:p>05/03/20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06" calcext:value-type="date">
            <text:p>06/03/2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07" calcext:value-type="date">
            <text:p>07/03/20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08" calcext:value-type="date">
            <text:p>08/03/20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09" calcext:value-type="date">
            <text:p>09/03/2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10" calcext:value-type="date">
            <text:p>10/03/2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11" calcext:value-type="date">
            <text:p>11/03/20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12" calcext:value-type="date">
            <text:p>12/03/2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13" calcext:value-type="date">
            <text:p>13/03/20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14" calcext:value-type="date">
            <text:p>14/03/20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15" calcext:value-type="date">
            <text:p>15/03/2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16" calcext:value-type="date">
            <text:p>16/03/20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17" calcext:value-type="date">
            <text:p>17/03/20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18" calcext:value-type="date">
            <text:p>18/03/20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19" calcext:value-type="date">
            <text:p>19/03/20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20" calcext:value-type="date">
            <text:p>20/03/20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21" calcext:value-type="date">
            <text:p>21/03/20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22" calcext:value-type="date">
            <text:p>22/03/20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23" calcext:value-type="date">
            <text:p>23/03/20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24" calcext:value-type="date">
            <text:p>24/03/20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25" calcext:value-type="date">
            <text:p>25/03/20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26" calcext:value-type="date">
            <text:p>26/03/20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27" calcext:value-type="date">
            <text:p>27/03/20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28" calcext:value-type="date">
            <text:p>28/03/20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29" calcext:value-type="date">
            <text:p>29/03/20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30" calcext:value-type="date">
            <text:p>30/03/20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3-31" calcext:value-type="date">
            <text:p>31/03/2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01" calcext:value-type="date">
            <text:p>01/04/20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02" calcext:value-type="date">
            <text:p>02/04/20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03" calcext:value-type="date">
            <text:p>03/04/20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04" calcext:value-type="date">
            <text:p>04/04/20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05" calcext:value-type="date">
            <text:p>05/04/20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06" calcext:value-type="date">
            <text:p>06/04/20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07" calcext:value-type="date">
            <text:p>07/04/20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08" calcext:value-type="date">
            <text:p>08/04/20</text:p>
          </table:table-cell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09" calcext:value-type="date">
            <text:p>09/04/20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10" calcext:value-type="date">
            <text:p>10/04/20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11" calcext:value-type="date">
            <text:p>11/04/20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12" calcext:value-type="date">
            <text:p>12/04/20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13" calcext:value-type="date">
            <text:p>13/04/20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14" calcext:value-type="date">
            <text:p>14/04/20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15" calcext:value-type="date">
            <text:p>15/04/20</text:p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16" calcext:value-type="date">
            <text:p>16/04/20</text:p>
          </table:table-cell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17" calcext:value-type="date">
            <text:p>17/04/20</text:p>
          </table:table-cell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18" calcext:value-type="date">
            <text:p>18/04/20</text:p>
          </table:table-cell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19" calcext:value-type="date">
            <text:p>19/04/20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20" calcext:value-type="date">
            <text:p>20/04/20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21" calcext:value-type="date">
            <text:p>21/04/20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22" calcext:value-type="date">
            <text:p>22/04/20</text:p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23" calcext:value-type="date">
            <text:p>23/04/20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24" calcext:value-type="date">
            <text:p>24/04/20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25" calcext:value-type="date">
            <text:p>25/04/20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26" calcext:value-type="date">
            <text:p>26/04/20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27" calcext:value-type="date">
            <text:p>27/04/20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28" calcext:value-type="date">
            <text:p>28/04/20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29" calcext:value-type="date">
            <text:p>29/04/2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4-30" calcext:value-type="date">
            <text:p>30/04/20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01" calcext:value-type="date">
            <text:p>01/05/20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02" calcext:value-type="date">
            <text:p>02/05/20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03" calcext:value-type="date">
            <text:p>03/05/20</text:p>
          </table:table-cell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04" calcext:value-type="date">
            <text:p>04/05/20</text:p>
          </table:table-cell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05" calcext:value-type="date">
            <text:p>05/05/20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06" calcext:value-type="date">
            <text:p>06/05/20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07" calcext:value-type="date">
            <text:p>07/05/20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08" calcext:value-type="date">
            <text:p>08/05/20</text:p>
          </table:table-cell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09" calcext:value-type="date">
            <text:p>09/05/20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10" calcext:value-type="date">
            <text:p>10/05/20</text:p>
          </table:table-cell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11" calcext:value-type="date">
            <text:p>11/05/20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12" calcext:value-type="date">
            <text:p>12/05/20</text:p>
          </table:table-cell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13" calcext:value-type="date">
            <text:p>13/05/20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14" calcext:value-type="date">
            <text:p>14/05/20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15" calcext:value-type="date">
            <text:p>15/05/20</text:p>
          </table:table-cell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16" calcext:value-type="date">
            <text:p>16/05/20</text:p>
          </table:table-cell>
          <table:table-cell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17" calcext:value-type="date">
            <text:p>17/05/20</text:p>
          </table:table-cell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18" calcext:value-type="date">
            <text:p>18/05/20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19" calcext:value-type="date">
            <text:p>19/05/20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20" calcext:value-type="date">
            <text:p>20/05/20</text:p>
          </table:table-cell>
          <table:table-cell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21" calcext:value-type="date">
            <text:p>21/05/20</text:p>
          </table:table-cell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22" calcext:value-type="date">
            <text:p>22/05/20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23" calcext:value-type="date">
            <text:p>23/05/20</text:p>
          </table:table-cell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24" calcext:value-type="date">
            <text:p>24/05/20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25" calcext:value-type="date">
            <text:p>25/05/20</text:p>
          </table:table-cell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26" calcext:value-type="date">
            <text:p>26/05/20</text:p>
          </table:table-cell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27" calcext:value-type="date">
            <text:p>27/05/20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28" calcext:value-type="date">
            <text:p>28/05/20</text:p>
          </table:table-cell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29" calcext:value-type="date">
            <text:p>29/05/20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30" calcext:value-type="date">
            <text:p>30/05/20</text:p>
          </table:table-cell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5-31" calcext:value-type="date">
            <text:p>31/05/20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01" calcext:value-type="date">
            <text:p>01/06/20</text:p>
          </table:table-cell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02" calcext:value-type="date">
            <text:p>02/06/20</text:p>
          </table:table-cell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03" calcext:value-type="date">
            <text:p>03/06/20</text:p>
          </table:table-cell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04" calcext:value-type="date">
            <text:p>04/06/20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05" calcext:value-type="date">
            <text:p>05/06/20</text:p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06" calcext:value-type="date">
            <text:p>06/06/20</text:p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07" calcext:value-type="date">
            <text:p>07/06/20</text:p>
          </table:table-cell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08" calcext:value-type="date">
            <text:p>08/06/20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09" calcext:value-type="date">
            <text:p>09/06/20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10" calcext:value-type="date">
            <text:p>10/06/20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11" calcext:value-type="date">
            <text:p>11/06/20</text:p>
          </table:table-cell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12" calcext:value-type="date">
            <text:p>12/06/20</text:p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13" calcext:value-type="date">
            <text:p>13/06/20</text:p>
          </table:table-cell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14" calcext:value-type="date">
            <text:p>14/06/20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15" calcext:value-type="date">
            <text:p>15/06/20</text:p>
          </table:table-cell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16" calcext:value-type="date">
            <text:p>16/06/20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17" calcext:value-type="date">
            <text:p>17/06/20</text:p>
          </table:table-cell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18" calcext:value-type="date">
            <text:p>18/06/20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19" calcext:value-type="date">
            <text:p>19/06/20</text:p>
          </table:table-cell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20" calcext:value-type="date">
            <text:p>20/06/20</text:p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21" calcext:value-type="date">
            <text:p>21/06/20</text:p>
          </table:table-cell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22" calcext:value-type="date">
            <text:p>22/06/20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23" calcext:value-type="date">
            <text:p>23/06/20</text:p>
          </table:table-cell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24" calcext:value-type="date">
            <text:p>24/06/20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25" calcext:value-type="date">
            <text:p>25/06/20</text:p>
          </table:table-cell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26" calcext:value-type="date">
            <text:p>26/06/20</text:p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27" calcext:value-type="date">
            <text:p>27/06/20</text:p>
          </table:table-cell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28" calcext:value-type="date">
            <text:p>28/06/2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29" calcext:value-type="date">
            <text:p>29/06/20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6-30" calcext:value-type="date">
            <text:p>30/06/2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01" calcext:value-type="date">
            <text:p>01/07/20</text:p>
          </table:table-cell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02" calcext:value-type="date">
            <text:p>02/07/20</text:p>
          </table:table-cell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03" calcext:value-type="date">
            <text:p>03/07/20</text:p>
          </table:table-cell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04" calcext:value-type="date">
            <text:p>04/07/20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05" calcext:value-type="date">
            <text:p>05/07/20</text:p>
          </table:table-cell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06" calcext:value-type="date">
            <text:p>06/07/20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07" calcext:value-type="date">
            <text:p>07/07/20</text:p>
          </table:table-cell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08" calcext:value-type="date">
            <text:p>08/07/20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09" calcext:value-type="date">
            <text:p>09/07/20</text:p>
          </table:table-cell>
          <table:table-cell office:value-type="float" office:value="191" calcext:value-type="float">
            <text:p>19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10" calcext:value-type="date">
            <text:p>10/07/20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11" calcext:value-type="date">
            <text:p>11/07/20</text:p>
          </table:table-cell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12" calcext:value-type="date">
            <text:p>12/07/20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13" calcext:value-type="date">
            <text:p>13/07/20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14" calcext:value-type="date">
            <text:p>14/07/20</text:p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15" calcext:value-type="date">
            <text:p>15/07/20</text:p>
          </table:table-cell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16" calcext:value-type="date">
            <text:p>16/07/20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17" calcext:value-type="date">
            <text:p>17/07/20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18" calcext:value-type="date">
            <text:p>18/07/2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19" calcext:value-type="date">
            <text:p>19/07/20</text:p>
          </table:table-cell>
          <table:table-cell office:value-type="float" office:value="201" calcext:value-type="float">
            <text:p>2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20" calcext:value-type="date">
            <text:p>20/07/20</text:p>
          </table:table-cell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21" calcext:value-type="date">
            <text:p>21/07/20</text:p>
          </table:table-cell>
          <table:table-cell office:value-type="float" office:value="203" calcext:value-type="float">
            <text:p>20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22" calcext:value-type="date">
            <text:p>22/07/20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23" calcext:value-type="date">
            <text:p>23/07/20</text:p>
          </table:table-cell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24" calcext:value-type="date">
            <text:p>24/07/20</text:p>
          </table:table-cell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25" calcext:value-type="date">
            <text:p>25/07/20</text:p>
          </table:table-cell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26" calcext:value-type="date">
            <text:p>26/07/20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27" calcext:value-type="date">
            <text:p>27/07/20</text:p>
          </table:table-cell>
          <table:table-cell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28" calcext:value-type="date">
            <text:p>28/07/20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29" calcext:value-type="date">
            <text:p>29/07/20</text:p>
          </table:table-cell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30" calcext:value-type="date">
            <text:p>30/07/20</text:p>
          </table:table-cell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7-31" calcext:value-type="date">
            <text:p>31/07/20</text:p>
          </table:table-cell>
          <table:table-cell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01" calcext:value-type="date">
            <text:p>01/08/20</text:p>
          </table:table-cell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02" calcext:value-type="date">
            <text:p>02/08/20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03" calcext:value-type="date">
            <text:p>03/08/20</text:p>
          </table:table-cell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04" calcext:value-type="date">
            <text:p>04/08/20</text:p>
          </table:table-cell>
          <table:table-cell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05" calcext:value-type="date">
            <text:p>05/08/20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06" calcext:value-type="date">
            <text:p>06/08/20</text:p>
          </table:table-cell>
          <table:table-cell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07" calcext:value-type="date">
            <text:p>07/08/20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08" calcext:value-type="date">
            <text:p>08/08/20</text:p>
          </table:table-cell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09" calcext:value-type="date">
            <text:p>09/08/20</text:p>
          </table:table-cell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10" calcext:value-type="date">
            <text:p>10/08/20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11" calcext:value-type="date">
            <text:p>11/08/20</text:p>
          </table:table-cell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12" calcext:value-type="date">
            <text:p>12/08/20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13" calcext:value-type="date">
            <text:p>13/08/20</text:p>
          </table:table-cell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14" calcext:value-type="date">
            <text:p>14/08/20</text:p>
          </table:table-cell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15" calcext:value-type="date">
            <text:p>15/08/20</text:p>
          </table:table-cell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16" calcext:value-type="date">
            <text:p>16/08/20</text:p>
          </table:table-cell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17" calcext:value-type="date">
            <text:p>17/08/20</text:p>
          </table:table-cell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18" calcext:value-type="date">
            <text:p>18/08/20</text:p>
          </table:table-cell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19" calcext:value-type="date">
            <text:p>19/08/20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20" calcext:value-type="date">
            <text:p>20/08/20</text:p>
          </table:table-cell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21" calcext:value-type="date">
            <text:p>21/08/20</text:p>
          </table:table-cell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22" calcext:value-type="date">
            <text:p>22/08/20</text:p>
          </table:table-cell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23" calcext:value-type="date">
            <text:p>23/08/20</text:p>
          </table:table-cell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24" calcext:value-type="date">
            <text:p>24/08/20</text:p>
          </table:table-cell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25" calcext:value-type="date">
            <text:p>25/08/20</text:p>
          </table:table-cell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26" calcext:value-type="date">
            <text:p>26/08/20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27" calcext:value-type="date">
            <text:p>27/08/20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28" calcext:value-type="date">
            <text:p>28/08/20</text:p>
          </table:table-cell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29" calcext:value-type="date">
            <text:p>29/08/20</text:p>
          </table:table-cell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30" calcext:value-type="date">
            <text:p>30/08/20</text:p>
          </table:table-cell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8-31" calcext:value-type="date">
            <text:p>31/08/20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01" calcext:value-type="date">
            <text:p>01/09/20</text:p>
          </table:table-cell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02" calcext:value-type="date">
            <text:p>02/09/20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03" calcext:value-type="date">
            <text:p>03/09/20</text:p>
          </table:table-cell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04" calcext:value-type="date">
            <text:p>04/09/20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05" calcext:value-type="date">
            <text:p>05/09/20</text:p>
          </table:table-cell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06" calcext:value-type="date">
            <text:p>06/09/20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07" calcext:value-type="date">
            <text:p>07/09/20</text:p>
          </table:table-cell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08" calcext:value-type="date">
            <text:p>08/09/20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09" calcext:value-type="date">
            <text:p>09/09/20</text:p>
          </table:table-cell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10" calcext:value-type="date">
            <text:p>10/09/20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11" calcext:value-type="date">
            <text:p>11/09/20</text:p>
          </table:table-cell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12" calcext:value-type="date">
            <text:p>12/09/20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13" calcext:value-type="date">
            <text:p>13/09/20</text:p>
          </table:table-cell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14" calcext:value-type="date">
            <text:p>14/09/20</text:p>
          </table:table-cell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15" calcext:value-type="date">
            <text:p>15/09/20</text:p>
          </table:table-cell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16" calcext:value-type="date">
            <text:p>16/09/20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17" calcext:value-type="date">
            <text:p>17/09/20</text:p>
          </table:table-cell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18" calcext:value-type="date">
            <text:p>18/09/20</text:p>
          </table:table-cell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19" calcext:value-type="date">
            <text:p>19/09/20</text:p>
          </table:table-cell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20" calcext:value-type="date">
            <text:p>20/09/20</text:p>
          </table:table-cell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21" calcext:value-type="date">
            <text:p>21/09/20</text:p>
          </table:table-cell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22" calcext:value-type="date">
            <text:p>22/09/20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23" calcext:value-type="date">
            <text:p>23/09/20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24" calcext:value-type="date">
            <text:p>24/09/20</text:p>
          </table:table-cell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25" calcext:value-type="date">
            <text:p>25/09/20</text:p>
          </table:table-cell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26" calcext:value-type="date">
            <text:p>26/09/20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27" calcext:value-type="date">
            <text:p>27/09/20</text:p>
          </table:table-cell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28" calcext:value-type="date">
            <text:p>28/09/20</text:p>
          </table:table-cell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29" calcext:value-type="date">
            <text:p>29/09/20</text:p>
          </table:table-cell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09-30" calcext:value-type="date">
            <text:p>30/09/20</text:p>
          </table:table-cell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01" calcext:value-type="date">
            <text:p>01/10/20</text:p>
          </table:table-cell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02" calcext:value-type="date">
            <text:p>02/10/20</text:p>
          </table:table-cell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03" calcext:value-type="date">
            <text:p>03/10/20</text:p>
          </table:table-cell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04" calcext:value-type="date">
            <text:p>04/10/20</text:p>
          </table:table-cell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05" calcext:value-type="date">
            <text:p>05/10/20</text:p>
          </table:table-cell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06" calcext:value-type="date">
            <text:p>06/10/20</text:p>
          </table:table-cell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07" calcext:value-type="date">
            <text:p>07/10/20</text:p>
          </table:table-cell>
          <table:table-cell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08" calcext:value-type="date">
            <text:p>08/10/20</text:p>
          </table:table-cell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09" calcext:value-type="date">
            <text:p>09/10/20</text:p>
          </table:table-cell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10" calcext:value-type="date">
            <text:p>10/10/20</text:p>
          </table:table-cell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11" calcext:value-type="date">
            <text:p>11/10/20</text:p>
          </table:table-cell>
          <table:table-cell office:value-type="float" office:value="285" calcext:value-type="float">
            <text:p>28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12" calcext:value-type="date">
            <text:p>12/10/20</text:p>
          </table:table-cell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13" calcext:value-type="date">
            <text:p>13/10/20</text:p>
          </table:table-cell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14" calcext:value-type="date">
            <text:p>14/10/20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15" calcext:value-type="date">
            <text:p>15/10/20</text:p>
          </table:table-cell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16" calcext:value-type="date">
            <text:p>16/10/20</text:p>
          </table:table-cell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17" calcext:value-type="date">
            <text:p>17/10/20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18" calcext:value-type="date">
            <text:p>18/10/20</text:p>
          </table:table-cell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19" calcext:value-type="date">
            <text:p>19/10/20</text:p>
          </table:table-cell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20" calcext:value-type="date">
            <text:p>20/10/20</text:p>
          </table:table-cell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21" calcext:value-type="date">
            <text:p>21/10/20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22" calcext:value-type="date">
            <text:p>22/10/20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23" calcext:value-type="date">
            <text:p>23/10/20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24" calcext:value-type="date">
            <text:p>24/10/20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25" calcext:value-type="date">
            <text:p>25/10/20</text:p>
          </table:table-cell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26" calcext:value-type="date">
            <text:p>26/10/20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27" calcext:value-type="date">
            <text:p>27/10/20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28" calcext:value-type="date">
            <text:p>28/10/20</text:p>
          </table:table-cell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29" calcext:value-type="date">
            <text:p>29/10/20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30" calcext:value-type="date">
            <text:p>30/10/20</text:p>
          </table:table-cell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0-31" calcext:value-type="date">
            <text:p>31/10/20</text:p>
          </table:table-cell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01" calcext:value-type="date">
            <text:p>01/11/20</text:p>
          </table:table-cell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02" calcext:value-type="date">
            <text:p>02/11/20</text:p>
          </table:table-cell>
          <table:table-cell office:value-type="float" office:value="307" calcext:value-type="float">
            <text:p>30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03" calcext:value-type="date">
            <text:p>03/11/20</text:p>
          </table:table-cell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04" calcext:value-type="date">
            <text:p>04/11/20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05" calcext:value-type="date">
            <text:p>05/11/2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06" calcext:value-type="date">
            <text:p>06/11/20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07" calcext:value-type="date">
            <text:p>07/11/20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08" calcext:value-type="date">
            <text:p>08/11/20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09" calcext:value-type="date">
            <text:p>09/11/20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10" calcext:value-type="date">
            <text:p>10/11/20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11" calcext:value-type="date">
            <text:p>11/11/20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12" calcext:value-type="date">
            <text:p>12/11/20</text:p>
          </table:table-cell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13" calcext:value-type="date">
            <text:p>13/11/20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14" calcext:value-type="date">
            <text:p>14/11/20</text:p>
          </table:table-cell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15" calcext:value-type="date">
            <text:p>15/11/20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16" calcext:value-type="date">
            <text:p>16/11/20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17" calcext:value-type="date">
            <text:p>17/11/20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18" calcext:value-type="date">
            <text:p>18/11/20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19" calcext:value-type="date">
            <text:p>19/11/20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20" calcext:value-type="date">
            <text:p>20/11/20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21" calcext:value-type="date">
            <text:p>21/11/20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22" calcext:value-type="date">
            <text:p>22/11/20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23" calcext:value-type="date">
            <text:p>23/11/20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24" calcext:value-type="date">
            <text:p>24/11/20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25" calcext:value-type="date">
            <text:p>25/11/20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26" calcext:value-type="date">
            <text:p>26/11/20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27" calcext:value-type="date">
            <text:p>27/11/20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28" calcext:value-type="date">
            <text:p>28/11/20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29" calcext:value-type="date">
            <text:p>29/11/20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1-30" calcext:value-type="date">
            <text:p>30/11/20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01" calcext:value-type="date">
            <text:p>01/12/20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02" calcext:value-type="date">
            <text:p>02/12/20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03" calcext:value-type="date">
            <text:p>03/12/20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04" calcext:value-type="date">
            <text:p>04/12/20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05" calcext:value-type="date">
            <text:p>05/12/20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06" calcext:value-type="date">
            <text:p>06/12/20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07" calcext:value-type="date">
            <text:p>07/12/20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08" calcext:value-type="date">
            <text:p>08/12/20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09" calcext:value-type="date">
            <text:p>09/12/20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10" calcext:value-type="date">
            <text:p>10/12/20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11" calcext:value-type="date">
            <text:p>11/12/20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12" calcext:value-type="date">
            <text:p>12/12/20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13" calcext:value-type="date">
            <text:p>13/12/20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14" calcext:value-type="date">
            <text:p>14/12/20</text:p>
          </table:table-cell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15" calcext:value-type="date">
            <text:p>15/12/20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16" calcext:value-type="date">
            <text:p>16/12/20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17" calcext:value-type="date">
            <text:p>17/12/20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18" calcext:value-type="date">
            <text:p>18/12/20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19" calcext:value-type="date">
            <text:p>19/12/20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20" calcext:value-type="date">
            <text:p>20/12/20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21" calcext:value-type="date">
            <text:p>21/12/20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22" calcext:value-type="date">
            <text:p>22/12/20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23" calcext:value-type="date">
            <text:p>23/12/20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24" calcext:value-type="date">
            <text:p>24/12/20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25" calcext:value-type="date">
            <text:p>25/12/20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26" calcext:value-type="date">
            <text:p>26/12/20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27" calcext:value-type="date">
            <text:p>27/12/20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28" calcext:value-type="date">
            <text:p>28/12/20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29" calcext:value-type="date">
            <text:p>29/12/20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30" calcext:value-type="date">
            <text:p>30/12/20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0-12-31" calcext:value-type="date">
            <text:p>31/12/20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01" calcext:value-type="date">
            <text:p>01/01/21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02" calcext:value-type="date">
            <text:p>02/01/21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03" calcext:value-type="date">
            <text:p>03/01/21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04" calcext:value-type="date">
            <text:p>04/01/2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05" calcext:value-type="date">
            <text:p>05/01/21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06" calcext:value-type="date">
            <text:p>06/01/21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07" calcext:value-type="date">
            <text:p>07/01/21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08" calcext:value-type="date">
            <text:p>08/01/21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09" calcext:value-type="date">
            <text:p>09/01/21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10" calcext:value-type="date">
            <text:p>10/01/21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11" calcext:value-type="date">
            <text:p>11/01/21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12" calcext:value-type="date">
            <text:p>12/01/21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13" calcext:value-type="date">
            <text:p>13/01/21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14" calcext:value-type="date">
            <text:p>14/01/21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15" calcext:value-type="date">
            <text:p>15/01/21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16" calcext:value-type="date">
            <text:p>16/01/21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17" calcext:value-type="date">
            <text:p>17/01/21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18" calcext:value-type="date">
            <text:p>18/01/21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19" calcext:value-type="date">
            <text:p>19/01/21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20" calcext:value-type="date">
            <text:p>20/01/21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21" calcext:value-type="date">
            <text:p>21/01/21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22" calcext:value-type="date">
            <text:p>22/01/21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23" calcext:value-type="date">
            <text:p>23/01/21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24" calcext:value-type="date">
            <text:p>24/01/21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25" calcext:value-type="date">
            <text:p>25/01/21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26" calcext:value-type="date">
            <text:p>26/01/21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27" calcext:value-type="date">
            <text:p>27/01/21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28" calcext:value-type="date">
            <text:p>28/01/21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29" calcext:value-type="date">
            <text:p>29/01/21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30" calcext:value-type="date">
            <text:p>30/01/21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1-31" calcext:value-type="date">
            <text:p>31/01/21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01" calcext:value-type="date">
            <text:p>01/02/21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02" calcext:value-type="date">
            <text:p>02/02/21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03" calcext:value-type="date">
            <text:p>03/02/21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04" calcext:value-type="date">
            <text:p>04/02/21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05" calcext:value-type="date">
            <text:p>05/02/21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06" calcext:value-type="date">
            <text:p>06/02/21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07" calcext:value-type="date">
            <text:p>07/02/21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08" calcext:value-type="date">
            <text:p>08/02/21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09" calcext:value-type="date">
            <text:p>09/02/21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10" calcext:value-type="date">
            <text:p>10/02/21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11" calcext:value-type="date">
            <text:p>11/02/21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12" calcext:value-type="date">
            <text:p>12/02/21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13" calcext:value-type="date">
            <text:p>13/02/21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14" calcext:value-type="date">
            <text:p>14/02/21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15" calcext:value-type="date">
            <text:p>15/02/21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16" calcext:value-type="date">
            <text:p>16/02/21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17" calcext:value-type="date">
            <text:p>17/02/21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18" calcext:value-type="date">
            <text:p>18/02/21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19" calcext:value-type="date">
            <text:p>19/02/21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20" calcext:value-type="date">
            <text:p>20/02/21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21" calcext:value-type="date">
            <text:p>21/02/21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22" calcext:value-type="date">
            <text:p>22/02/21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23" calcext:value-type="date">
            <text:p>23/02/21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24" calcext:value-type="date">
            <text:p>24/02/21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25" calcext:value-type="date">
            <text:p>25/02/21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26" calcext:value-type="date">
            <text:p>26/02/21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27" calcext:value-type="date">
            <text:p>27/02/21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2-28" calcext:value-type="date">
            <text:p>28/02/21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01" calcext:value-type="date">
            <text:p>01/03/21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02" calcext:value-type="date">
            <text:p>02/03/21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03" calcext:value-type="date">
            <text:p>03/03/21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04" calcext:value-type="date">
            <text:p>04/03/21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05" calcext:value-type="date">
            <text:p>05/03/21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06" calcext:value-type="date">
            <text:p>06/03/21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07" calcext:value-type="date">
            <text:p>07/03/21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08" calcext:value-type="date">
            <text:p>08/03/21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09" calcext:value-type="date">
            <text:p>09/03/21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10" calcext:value-type="date">
            <text:p>10/03/21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11" calcext:value-type="date">
            <text:p>11/03/21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12" calcext:value-type="date">
            <text:p>12/03/21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13" calcext:value-type="date">
            <text:p>13/03/21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14" calcext:value-type="date">
            <text:p>14/03/21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15" calcext:value-type="date">
            <text:p>15/03/21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16" calcext:value-type="date">
            <text:p>16/03/21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17" calcext:value-type="date">
            <text:p>17/03/21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18" calcext:value-type="date">
            <text:p>18/03/21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19" calcext:value-type="date">
            <text:p>19/03/21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20" calcext:value-type="date">
            <text:p>20/03/21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21" calcext:value-type="date">
            <text:p>21/03/21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22" calcext:value-type="date">
            <text:p>22/03/21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23" calcext:value-type="date">
            <text:p>23/03/21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24" calcext:value-type="date">
            <text:p>24/03/21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25" calcext:value-type="date">
            <text:p>25/03/21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26" calcext:value-type="date">
            <text:p>26/03/21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27" calcext:value-type="date">
            <text:p>27/03/21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28" calcext:value-type="date">
            <text:p>28/03/21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29" calcext:value-type="date">
            <text:p>29/03/21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30" calcext:value-type="date">
            <text:p>30/03/21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3-31" calcext:value-type="date">
            <text:p>31/03/21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01" calcext:value-type="date">
            <text:p>01/04/21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02" calcext:value-type="date">
            <text:p>02/04/21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03" calcext:value-type="date">
            <text:p>03/04/21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04" calcext:value-type="date">
            <text:p>04/04/21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05" calcext:value-type="date">
            <text:p>05/04/21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06" calcext:value-type="date">
            <text:p>06/04/21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07" calcext:value-type="date">
            <text:p>07/04/21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08" calcext:value-type="date">
            <text:p>08/04/21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09" calcext:value-type="date">
            <text:p>09/04/21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10" calcext:value-type="date">
            <text:p>10/04/21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11" calcext:value-type="date">
            <text:p>11/04/21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12" calcext:value-type="date">
            <text:p>12/04/21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13" calcext:value-type="date">
            <text:p>13/04/21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14" calcext:value-type="date">
            <text:p>14/04/21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15" calcext:value-type="date">
            <text:p>15/04/21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16" calcext:value-type="date">
            <text:p>16/04/21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17" calcext:value-type="date">
            <text:p>17/04/21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18" calcext:value-type="date">
            <text:p>18/04/21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19" calcext:value-type="date">
            <text:p>19/04/21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20" calcext:value-type="date">
            <text:p>20/04/21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21" calcext:value-type="date">
            <text:p>21/04/21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22" calcext:value-type="date">
            <text:p>22/04/21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23" calcext:value-type="date">
            <text:p>23/04/21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24" calcext:value-type="date">
            <text:p>24/04/21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25" calcext:value-type="date">
            <text:p>25/04/21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26" calcext:value-type="date">
            <text:p>26/04/21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27" calcext:value-type="date">
            <text:p>27/04/21</text:p>
          </table:table-cell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28" calcext:value-type="date">
            <text:p>28/04/21</text:p>
          </table:table-cell>
          <table:table-cell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29" calcext:value-type="date">
            <text:p>29/04/21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4-30" calcext:value-type="date">
            <text:p>30/04/21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01" calcext:value-type="date">
            <text:p>01/05/21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02" calcext:value-type="date">
            <text:p>02/05/21</text:p>
          </table:table-cell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03" calcext:value-type="date">
            <text:p>03/05/21</text:p>
          </table:table-cell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04" calcext:value-type="date">
            <text:p>04/05/21</text:p>
          </table:table-cell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05" calcext:value-type="date">
            <text:p>05/05/21</text:p>
          </table:table-cell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06" calcext:value-type="date">
            <text:p>06/05/21</text:p>
          </table:table-cell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07" calcext:value-type="date">
            <text:p>07/05/21</text:p>
          </table:table-cell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08" calcext:value-type="date">
            <text:p>08/05/21</text:p>
          </table:table-cell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09" calcext:value-type="date">
            <text:p>09/05/21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10" calcext:value-type="date">
            <text:p>10/05/21</text:p>
          </table:table-cell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11" calcext:value-type="date">
            <text:p>11/05/21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12" calcext:value-type="date">
            <text:p>12/05/21</text:p>
          </table:table-cell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13" calcext:value-type="date">
            <text:p>13/05/21</text:p>
          </table:table-cell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14" calcext:value-type="date">
            <text:p>14/05/21</text:p>
          </table:table-cell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15" calcext:value-type="date">
            <text:p>15/05/21</text:p>
          </table:table-cell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16" calcext:value-type="date">
            <text:p>16/05/21</text:p>
          </table:table-cell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17" calcext:value-type="date">
            <text:p>17/05/21</text:p>
          </table:table-cell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18" calcext:value-type="date">
            <text:p>18/05/21</text:p>
          </table:table-cell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19" calcext:value-type="date">
            <text:p>19/05/21</text:p>
          </table:table-cell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20" calcext:value-type="date">
            <text:p>20/05/21</text:p>
          </table:table-cell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21" calcext:value-type="date">
            <text:p>21/05/21</text:p>
          </table:table-cell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22" calcext:value-type="date">
            <text:p>22/05/21</text:p>
          </table:table-cell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23" calcext:value-type="date">
            <text:p>23/05/21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24" calcext:value-type="date">
            <text:p>24/05/21</text:p>
          </table:table-cell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25" calcext:value-type="date">
            <text:p>25/05/21</text:p>
          </table:table-cell>
          <table:table-cell office:value-type="float" office:value="511" calcext:value-type="float">
            <text:p>51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26" calcext:value-type="date">
            <text:p>26/05/21</text:p>
          </table:table-cell>
          <table:table-cell office:value-type="float" office:value="512" calcext:value-type="float">
            <text:p>51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27" calcext:value-type="date">
            <text:p>27/05/21</text:p>
          </table:table-cell>
          <table:table-cell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28" calcext:value-type="date">
            <text:p>28/05/21</text:p>
          </table:table-cell>
          <table:table-cell office:value-type="float" office:value="514" calcext:value-type="float">
            <text:p>5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29" calcext:value-type="date">
            <text:p>29/05/21</text:p>
          </table:table-cell>
          <table:table-cell office:value-type="float" office:value="515" calcext:value-type="float">
            <text:p>51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30" calcext:value-type="date">
            <text:p>30/05/21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5-31" calcext:value-type="date">
            <text:p>31/05/21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01" calcext:value-type="date">
            <text:p>01/06/21</text:p>
          </table:table-cell>
          <table:table-cell office:value-type="float" office:value="518" calcext:value-type="float">
            <text:p>51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02" calcext:value-type="date">
            <text:p>02/06/21</text:p>
          </table:table-cell>
          <table:table-cell office:value-type="float" office:value="519" calcext:value-type="float">
            <text:p>51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03" calcext:value-type="date">
            <text:p>03/06/21</text:p>
          </table:table-cell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04" calcext:value-type="date">
            <text:p>04/06/21</text:p>
          </table:table-cell>
          <table:table-cell office:value-type="float" office:value="521" calcext:value-type="float">
            <text:p>5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05" calcext:value-type="date">
            <text:p>05/06/21</text:p>
          </table:table-cell>
          <table:table-cell office:value-type="float" office:value="522" calcext:value-type="float">
            <text:p>52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06" calcext:value-type="date">
            <text:p>06/06/21</text:p>
          </table:table-cell>
          <table:table-cell office:value-type="float" office:value="523" calcext:value-type="float">
            <text:p>52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07" calcext:value-type="date">
            <text:p>07/06/21</text:p>
          </table:table-cell>
          <table:table-cell office:value-type="float" office:value="524" calcext:value-type="float">
            <text:p>52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08" calcext:value-type="date">
            <text:p>08/06/21</text:p>
          </table:table-cell>
          <table:table-cell office:value-type="float" office:value="525" calcext:value-type="float">
            <text:p>5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09" calcext:value-type="date">
            <text:p>09/06/21</text:p>
          </table:table-cell>
          <table:table-cell office:value-type="float" office:value="526" calcext:value-type="float">
            <text:p>52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10" calcext:value-type="date">
            <text:p>10/06/21</text:p>
          </table:table-cell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11" calcext:value-type="date">
            <text:p>11/06/21</text:p>
          </table:table-cell>
          <table:table-cell office:value-type="float" office:value="528" calcext:value-type="float">
            <text:p>52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12" calcext:value-type="date">
            <text:p>12/06/21</text:p>
          </table:table-cell>
          <table:table-cell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13" calcext:value-type="date">
            <text:p>13/06/21</text:p>
          </table:table-cell>
          <table:table-cell office:value-type="float" office:value="530" calcext:value-type="float">
            <text:p>53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14" calcext:value-type="date">
            <text:p>14/06/21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15" calcext:value-type="date">
            <text:p>15/06/21</text:p>
          </table:table-cell>
          <table:table-cell office:value-type="float" office:value="532" calcext:value-type="float">
            <text:p>53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16" calcext:value-type="date">
            <text:p>16/06/21</text:p>
          </table:table-cell>
          <table:table-cell office:value-type="float" office:value="533" calcext:value-type="float">
            <text:p>53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17" calcext:value-type="date">
            <text:p>17/06/21</text:p>
          </table:table-cell>
          <table:table-cell office:value-type="float" office:value="534" calcext:value-type="float">
            <text:p>53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18" calcext:value-type="date">
            <text:p>18/06/21</text:p>
          </table:table-cell>
          <table:table-cell office:value-type="float" office:value="535" calcext:value-type="float">
            <text:p>53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19" calcext:value-type="date">
            <text:p>19/06/21</text:p>
          </table:table-cell>
          <table:table-cell office:value-type="float" office:value="536" calcext:value-type="float">
            <text:p>53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20" calcext:value-type="date">
            <text:p>20/06/21</text:p>
          </table:table-cell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21" calcext:value-type="date">
            <text:p>21/06/21</text:p>
          </table:table-cell>
          <table:table-cell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22" calcext:value-type="date">
            <text:p>22/06/21</text:p>
          </table:table-cell>
          <table:table-cell office:value-type="float" office:value="539" calcext:value-type="float">
            <text:p>53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23" calcext:value-type="date">
            <text:p>23/06/21</text:p>
          </table:table-cell>
          <table:table-cell office:value-type="float" office:value="540" calcext:value-type="float">
            <text:p>54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24" calcext:value-type="date">
            <text:p>24/06/21</text:p>
          </table:table-cell>
          <table:table-cell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25" calcext:value-type="date">
            <text:p>25/06/21</text:p>
          </table:table-cell>
          <table:table-cell office:value-type="float" office:value="542" calcext:value-type="float">
            <text:p>54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26" calcext:value-type="date">
            <text:p>26/06/21</text:p>
          </table:table-cell>
          <table:table-cell office:value-type="float" office:value="543" calcext:value-type="float">
            <text:p>54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27" calcext:value-type="date">
            <text:p>27/06/21</text:p>
          </table:table-cell>
          <table:table-cell office:value-type="float" office:value="544" calcext:value-type="float">
            <text:p>5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28" calcext:value-type="date">
            <text:p>28/06/21</text:p>
          </table:table-cell>
          <table:table-cell office:value-type="float" office:value="545" calcext:value-type="float">
            <text:p>54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29" calcext:value-type="date">
            <text:p>29/06/21</text:p>
          </table:table-cell>
          <table:table-cell office:value-type="float" office:value="546" calcext:value-type="float">
            <text:p>54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6-30" calcext:value-type="date">
            <text:p>30/06/21</text:p>
          </table:table-cell>
          <table:table-cell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01" calcext:value-type="date">
            <text:p>01/07/21</text:p>
          </table:table-cell>
          <table:table-cell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02" calcext:value-type="date">
            <text:p>02/07/21</text:p>
          </table:table-cell>
          <table:table-cell office:value-type="float" office:value="549" calcext:value-type="float">
            <text:p>54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03" calcext:value-type="date">
            <text:p>03/07/21</text:p>
          </table:table-cell>
          <table:table-cell office:value-type="float" office:value="550" calcext:value-type="float">
            <text:p>55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04" calcext:value-type="date">
            <text:p>04/07/21</text:p>
          </table:table-cell>
          <table:table-cell office:value-type="float" office:value="551" calcext:value-type="float">
            <text:p>55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05" calcext:value-type="date">
            <text:p>05/07/21</text:p>
          </table:table-cell>
          <table:table-cell office:value-type="float" office:value="552" calcext:value-type="float">
            <text:p>55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06" calcext:value-type="date">
            <text:p>06/07/21</text:p>
          </table:table-cell>
          <table:table-cell office:value-type="float" office:value="553" calcext:value-type="float">
            <text:p>55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07" calcext:value-type="date">
            <text:p>07/07/21</text:p>
          </table:table-cell>
          <table:table-cell office:value-type="float" office:value="554" calcext:value-type="float">
            <text:p>55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08" calcext:value-type="date">
            <text:p>08/07/21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09" calcext:value-type="date">
            <text:p>09/07/21</text:p>
          </table:table-cell>
          <table:table-cell office:value-type="float" office:value="556" calcext:value-type="float">
            <text:p>55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10" calcext:value-type="date">
            <text:p>10/07/21</text:p>
          </table:table-cell>
          <table:table-cell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11" calcext:value-type="date">
            <text:p>11/07/21</text:p>
          </table:table-cell>
          <table:table-cell office:value-type="float" office:value="558" calcext:value-type="float">
            <text:p>55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12" calcext:value-type="date">
            <text:p>12/07/21</text:p>
          </table:table-cell>
          <table:table-cell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13" calcext:value-type="date">
            <text:p>13/07/21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14" calcext:value-type="date">
            <text:p>14/07/21</text:p>
          </table:table-cell>
          <table:table-cell office:value-type="float" office:value="561" calcext:value-type="float">
            <text:p>56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15" calcext:value-type="date">
            <text:p>15/07/21</text:p>
          </table:table-cell>
          <table:table-cell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16" calcext:value-type="date">
            <text:p>16/07/21</text:p>
          </table:table-cell>
          <table:table-cell office:value-type="float" office:value="563" calcext:value-type="float">
            <text:p>56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17" calcext:value-type="date">
            <text:p>17/07/21</text:p>
          </table:table-cell>
          <table:table-cell office:value-type="float" office:value="564" calcext:value-type="float">
            <text:p>56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18" calcext:value-type="date">
            <text:p>18/07/21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19" calcext:value-type="date">
            <text:p>19/07/21</text:p>
          </table:table-cell>
          <table:table-cell office:value-type="float" office:value="566" calcext:value-type="float">
            <text:p>56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20" calcext:value-type="date">
            <text:p>20/07/21</text:p>
          </table:table-cell>
          <table:table-cell office:value-type="float" office:value="567" calcext:value-type="float">
            <text:p>56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21" calcext:value-type="date">
            <text:p>21/07/21</text:p>
          </table:table-cell>
          <table:table-cell office:value-type="float" office:value="568" calcext:value-type="float">
            <text:p>56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22" calcext:value-type="date">
            <text:p>22/07/21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23" calcext:value-type="date">
            <text:p>23/07/21</text:p>
          </table:table-cell>
          <table:table-cell office:value-type="float" office:value="570" calcext:value-type="float">
            <text:p>57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24" calcext:value-type="date">
            <text:p>24/07/21</text:p>
          </table:table-cell>
          <table:table-cell office:value-type="float" office:value="571" calcext:value-type="float">
            <text:p>57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25" calcext:value-type="date">
            <text:p>25/07/21</text:p>
          </table:table-cell>
          <table:table-cell office:value-type="float" office:value="572" calcext:value-type="float">
            <text:p>57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26" calcext:value-type="date">
            <text:p>26/07/21</text:p>
          </table:table-cell>
          <table:table-cell office:value-type="float" office:value="573" calcext:value-type="float">
            <text:p>5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27" calcext:value-type="date">
            <text:p>27/07/21</text:p>
          </table:table-cell>
          <table:table-cell office:value-type="float" office:value="574" calcext:value-type="float">
            <text:p>57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28" calcext:value-type="date">
            <text:p>28/07/21</text:p>
          </table:table-cell>
          <table:table-cell office:value-type="float" office:value="575" calcext:value-type="float">
            <text:p>57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29" calcext:value-type="date">
            <text:p>29/07/21</text:p>
          </table:table-cell>
          <table:table-cell office:value-type="float" office:value="576" calcext:value-type="float">
            <text:p>57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30" calcext:value-type="date">
            <text:p>30/07/21</text:p>
          </table:table-cell>
          <table:table-cell office:value-type="float" office:value="577" calcext:value-type="float">
            <text:p>57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7-31" calcext:value-type="date">
            <text:p>31/07/21</text:p>
          </table:table-cell>
          <table:table-cell office:value-type="float" office:value="578" calcext:value-type="float">
            <text:p>57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01" calcext:value-type="date">
            <text:p>01/08/21</text:p>
          </table:table-cell>
          <table:table-cell office:value-type="float" office:value="579" calcext:value-type="float">
            <text:p>57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02" calcext:value-type="date">
            <text:p>02/08/21</text:p>
          </table:table-cell>
          <table:table-cell office:value-type="float" office:value="580" calcext:value-type="float">
            <text:p>58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03" calcext:value-type="date">
            <text:p>03/08/21</text:p>
          </table:table-cell>
          <table:table-cell office:value-type="float" office:value="581" calcext:value-type="float">
            <text:p>58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04" calcext:value-type="date">
            <text:p>04/08/21</text:p>
          </table:table-cell>
          <table:table-cell office:value-type="float" office:value="582" calcext:value-type="float">
            <text:p>58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05" calcext:value-type="date">
            <text:p>05/08/21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06" calcext:value-type="date">
            <text:p>06/08/21</text:p>
          </table:table-cell>
          <table:table-cell office:value-type="float" office:value="584" calcext:value-type="float">
            <text:p>58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07" calcext:value-type="date">
            <text:p>07/08/21</text:p>
          </table:table-cell>
          <table:table-cell office:value-type="float" office:value="585" calcext:value-type="float">
            <text:p>58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08" calcext:value-type="date">
            <text:p>08/08/21</text:p>
          </table:table-cell>
          <table:table-cell office:value-type="float" office:value="586" calcext:value-type="float">
            <text:p>58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09" calcext:value-type="date">
            <text:p>09/08/21</text:p>
          </table:table-cell>
          <table:table-cell office:value-type="float" office:value="587" calcext:value-type="float">
            <text:p>58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10" calcext:value-type="date">
            <text:p>10/08/21</text:p>
          </table:table-cell>
          <table:table-cell office:value-type="float" office:value="588" calcext:value-type="float">
            <text:p>58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11" calcext:value-type="date">
            <text:p>11/08/21</text:p>
          </table:table-cell>
          <table:table-cell office:value-type="float" office:value="589" calcext:value-type="float">
            <text:p>58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12" calcext:value-type="date">
            <text:p>12/08/21</text:p>
          </table:table-cell>
          <table:table-cell office:value-type="float" office:value="590" calcext:value-type="float">
            <text:p>5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13" calcext:value-type="date">
            <text:p>13/08/21</text:p>
          </table:table-cell>
          <table:table-cell office:value-type="float" office:value="591" calcext:value-type="float">
            <text:p>59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14" calcext:value-type="date">
            <text:p>14/08/21</text:p>
          </table:table-cell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15" calcext:value-type="date">
            <text:p>15/08/21</text:p>
          </table:table-cell>
          <table:table-cell office:value-type="float" office:value="593" calcext:value-type="float">
            <text:p>59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16" calcext:value-type="date">
            <text:p>16/08/21</text:p>
          </table:table-cell>
          <table:table-cell office:value-type="float" office:value="594" calcext:value-type="float">
            <text:p>59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17" calcext:value-type="date">
            <text:p>17/08/21</text:p>
          </table:table-cell>
          <table:table-cell office:value-type="float" office:value="595" calcext:value-type="float">
            <text:p>59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18" calcext:value-type="date">
            <text:p>18/08/21</text:p>
          </table:table-cell>
          <table:table-cell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19" calcext:value-type="date">
            <text:p>19/08/21</text:p>
          </table:table-cell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20" calcext:value-type="date">
            <text:p>20/08/21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21" calcext:value-type="date">
            <text:p>21/08/21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22" calcext:value-type="date">
            <text:p>22/08/21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23" calcext:value-type="date">
            <text:p>23/08/21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24" calcext:value-type="date">
            <text:p>24/08/21</text:p>
          </table:table-cell>
          <table:table-cell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25" calcext:value-type="date">
            <text:p>25/08/21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26" calcext:value-type="date">
            <text:p>26/08/21</text:p>
          </table:table-cell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27" calcext:value-type="date">
            <text:p>27/08/21</text:p>
          </table:table-cell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28" calcext:value-type="date">
            <text:p>28/08/21</text:p>
          </table:table-cell>
          <table:table-cell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29" calcext:value-type="date">
            <text:p>29/08/21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30" calcext:value-type="date">
            <text:p>30/08/21</text:p>
          </table:table-cell>
          <table:table-cell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8-31" calcext:value-type="date">
            <text:p>31/08/21</text:p>
          </table:table-cell>
          <table:table-cell office:value-type="float" office:value="609" calcext:value-type="float">
            <text:p>60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01" calcext:value-type="date">
            <text:p>01/09/21</text:p>
          </table:table-cell>
          <table:table-cell office:value-type="float" office:value="610" calcext:value-type="float">
            <text:p>61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02" calcext:value-type="date">
            <text:p>02/09/21</text:p>
          </table:table-cell>
          <table:table-cell office:value-type="float" office:value="611" calcext:value-type="float">
            <text:p>61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03" calcext:value-type="date">
            <text:p>03/09/21</text:p>
          </table:table-cell>
          <table:table-cell office:value-type="float" office:value="612" calcext:value-type="float">
            <text:p>61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04" calcext:value-type="date">
            <text:p>04/09/21</text:p>
          </table:table-cell>
          <table:table-cell office:value-type="float" office:value="613" calcext:value-type="float">
            <text:p>61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05" calcext:value-type="date">
            <text:p>05/09/21</text:p>
          </table:table-cell>
          <table:table-cell office:value-type="float" office:value="614" calcext:value-type="float">
            <text:p>6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06" calcext:value-type="date">
            <text:p>06/09/21</text:p>
          </table:table-cell>
          <table:table-cell office:value-type="float" office:value="615" calcext:value-type="float">
            <text:p>61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07" calcext:value-type="date">
            <text:p>07/09/21</text:p>
          </table:table-cell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08" calcext:value-type="date">
            <text:p>08/09/21</text:p>
          </table:table-cell>
          <table:table-cell office:value-type="float" office:value="617" calcext:value-type="float">
            <text:p>61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09" calcext:value-type="date">
            <text:p>09/09/21</text:p>
          </table:table-cell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10" calcext:value-type="date">
            <text:p>10/09/21</text:p>
          </table:table-cell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11" calcext:value-type="date">
            <text:p>11/09/21</text:p>
          </table:table-cell>
          <table:table-cell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12" calcext:value-type="date">
            <text:p>12/09/21</text:p>
          </table:table-cell>
          <table:table-cell office:value-type="float" office:value="621" calcext:value-type="float">
            <text:p>6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13" calcext:value-type="date">
            <text:p>13/09/21</text:p>
          </table:table-cell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14" calcext:value-type="date">
            <text:p>14/09/21</text:p>
          </table:table-cell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15" calcext:value-type="date">
            <text:p>15/09/21</text:p>
          </table:table-cell>
          <table:table-cell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16" calcext:value-type="date">
            <text:p>16/09/21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17" calcext:value-type="date">
            <text:p>17/09/21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18" calcext:value-type="date">
            <text:p>18/09/21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19" calcext:value-type="date">
            <text:p>19/09/21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20" calcext:value-type="date">
            <text:p>20/09/21</text:p>
          </table:table-cell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21" calcext:value-type="date">
            <text:p>21/09/21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22" calcext:value-type="date">
            <text:p>22/09/21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23" calcext:value-type="date">
            <text:p>23/09/21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24" calcext:value-type="date">
            <text:p>24/09/21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25" calcext:value-type="date">
            <text:p>25/09/21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26" calcext:value-type="date">
            <text:p>26/09/2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27" calcext:value-type="date">
            <text:p>27/09/21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28" calcext:value-type="date">
            <text:p>28/09/21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29" calcext:value-type="date">
            <text:p>29/09/21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09-30" calcext:value-type="date">
            <text:p>30/09/21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01" calcext:value-type="date">
            <text:p>01/10/21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02" calcext:value-type="date">
            <text:p>02/10/21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03" calcext:value-type="date">
            <text:p>03/10/21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04" calcext:value-type="date">
            <text:p>04/10/21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05" calcext:value-type="date">
            <text:p>05/10/21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06" calcext:value-type="date">
            <text:p>06/10/21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07" calcext:value-type="date">
            <text:p>07/10/21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08" calcext:value-type="date">
            <text:p>08/10/21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09" calcext:value-type="date">
            <text:p>09/10/2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10" calcext:value-type="date">
            <text:p>10/10/2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11" calcext:value-type="date">
            <text:p>11/10/2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12" calcext:value-type="date">
            <text:p>12/10/2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13" calcext:value-type="date">
            <text:p>13/10/2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14" calcext:value-type="date">
            <text:p>14/10/2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15" calcext:value-type="date">
            <text:p>15/10/2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16" calcext:value-type="date">
            <text:p>16/10/2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17" calcext:value-type="date">
            <text:p>17/10/2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18" calcext:value-type="date">
            <text:p>18/10/2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19" calcext:value-type="date">
            <text:p>19/10/2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20" calcext:value-type="date">
            <text:p>20/10/2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21" calcext:value-type="date">
            <text:p>21/10/2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22" calcext:value-type="date">
            <text:p>22/10/21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23" calcext:value-type="date">
            <text:p>23/10/21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24" calcext:value-type="date">
            <text:p>24/10/21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25" calcext:value-type="date">
            <text:p>25/10/21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26" calcext:value-type="date">
            <text:p>26/10/21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27" calcext:value-type="date">
            <text:p>27/10/21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28" calcext:value-type="date">
            <text:p>28/10/21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29" calcext:value-type="date">
            <text:p>29/10/21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30" calcext:value-type="date">
            <text:p>30/10/21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0-31" calcext:value-type="date">
            <text:p>31/10/21</text:p>
          </table:table-cell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01" calcext:value-type="date">
            <text:p>01/11/21</text:p>
          </table:table-cell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02" calcext:value-type="date">
            <text:p>02/11/21</text:p>
          </table:table-cell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03" calcext:value-type="date">
            <text:p>03/11/21</text:p>
          </table:table-cell>
          <table:table-cell office:value-type="float" office:value="673" calcext:value-type="float">
            <text:p>6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04" calcext:value-type="date">
            <text:p>04/11/21</text:p>
          </table:table-cell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05" calcext:value-type="date">
            <text:p>05/11/21</text:p>
          </table:table-cell>
          <table:table-cell office:value-type="float" office:value="675" calcext:value-type="float">
            <text:p>67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06" calcext:value-type="date">
            <text:p>06/11/21</text:p>
          </table:table-cell>
          <table:table-cell office:value-type="float" office:value="676" calcext:value-type="float">
            <text:p>67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07" calcext:value-type="date">
            <text:p>07/11/21</text:p>
          </table:table-cell>
          <table:table-cell office:value-type="float" office:value="677" calcext:value-type="float">
            <text:p>67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08" calcext:value-type="date">
            <text:p>08/11/21</text:p>
          </table:table-cell>
          <table:table-cell office:value-type="float" office:value="678" calcext:value-type="float">
            <text:p>67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09" calcext:value-type="date">
            <text:p>09/11/21</text:p>
          </table:table-cell>
          <table:table-cell office:value-type="float" office:value="679" calcext:value-type="float">
            <text:p>67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10" calcext:value-type="date">
            <text:p>10/11/21</text:p>
          </table:table-cell>
          <table:table-cell office:value-type="float" office:value="680" calcext:value-type="float">
            <text:p>68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11" calcext:value-type="date">
            <text:p>11/11/21</text:p>
          </table:table-cell>
          <table:table-cell office:value-type="float" office:value="681" calcext:value-type="float">
            <text:p>68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12" calcext:value-type="date">
            <text:p>12/11/21</text:p>
          </table:table-cell>
          <table:table-cell office:value-type="float" office:value="682" calcext:value-type="float">
            <text:p>68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13" calcext:value-type="date">
            <text:p>13/11/21</text:p>
          </table:table-cell>
          <table:table-cell office:value-type="float" office:value="683" calcext:value-type="float">
            <text:p>68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14" calcext:value-type="date">
            <text:p>14/11/21</text:p>
          </table:table-cell>
          <table:table-cell office:value-type="float" office:value="684" calcext:value-type="float">
            <text:p>68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15" calcext:value-type="date">
            <text:p>15/11/21</text:p>
          </table:table-cell>
          <table:table-cell office:value-type="float" office:value="685" calcext:value-type="float">
            <text:p>68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16" calcext:value-type="date">
            <text:p>16/11/21</text:p>
          </table:table-cell>
          <table:table-cell office:value-type="float" office:value="686" calcext:value-type="float">
            <text:p>68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17" calcext:value-type="date">
            <text:p>17/11/21</text:p>
          </table:table-cell>
          <table:table-cell office:value-type="float" office:value="687" calcext:value-type="float">
            <text:p>68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18" calcext:value-type="date">
            <text:p>18/11/21</text:p>
          </table:table-cell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19" calcext:value-type="date">
            <text:p>19/11/21</text:p>
          </table:table-cell>
          <table:table-cell office:value-type="float" office:value="689" calcext:value-type="float">
            <text:p>68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20" calcext:value-type="date">
            <text:p>20/11/21</text:p>
          </table:table-cell>
          <table:table-cell office:value-type="float" office:value="690" calcext:value-type="float">
            <text:p>6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21" calcext:value-type="date">
            <text:p>21/11/21</text:p>
          </table:table-cell>
          <table:table-cell office:value-type="float" office:value="691" calcext:value-type="float">
            <text:p>69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22" calcext:value-type="date">
            <text:p>22/11/21</text:p>
          </table:table-cell>
          <table:table-cell office:value-type="float" office:value="692" calcext:value-type="float">
            <text:p>69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23" calcext:value-type="date">
            <text:p>23/11/21</text:p>
          </table:table-cell>
          <table:table-cell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24" calcext:value-type="date">
            <text:p>24/11/21</text:p>
          </table:table-cell>
          <table:table-cell office:value-type="float" office:value="694" calcext:value-type="float">
            <text:p>69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25" calcext:value-type="date">
            <text:p>25/11/21</text:p>
          </table:table-cell>
          <table:table-cell office:value-type="float" office:value="695" calcext:value-type="float">
            <text:p>69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26" calcext:value-type="date">
            <text:p>26/11/21</text:p>
          </table:table-cell>
          <table:table-cell office:value-type="float" office:value="696" calcext:value-type="float">
            <text:p>6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27" calcext:value-type="date">
            <text:p>27/11/21</text:p>
          </table:table-cell>
          <table:table-cell office:value-type="float" office:value="697" calcext:value-type="float">
            <text:p>69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28" calcext:value-type="date">
            <text:p>28/11/21</text:p>
          </table:table-cell>
          <table:table-cell office:value-type="float" office:value="698" calcext:value-type="float">
            <text:p>69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29" calcext:value-type="date">
            <text:p>29/11/21</text:p>
          </table:table-cell>
          <table:table-cell office:value-type="float" office:value="699" calcext:value-type="float">
            <text:p>69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1-30" calcext:value-type="date">
            <text:p>30/11/21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01" calcext:value-type="date">
            <text:p>01/12/21</text:p>
          </table:table-cell>
          <table:table-cell office:value-type="float" office:value="701" calcext:value-type="float">
            <text:p>7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02" calcext:value-type="date">
            <text:p>02/12/21</text:p>
          </table:table-cell>
          <table:table-cell office:value-type="float" office:value="702" calcext:value-type="float">
            <text:p>7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03" calcext:value-type="date">
            <text:p>03/12/21</text:p>
          </table:table-cell>
          <table:table-cell office:value-type="float" office:value="703" calcext:value-type="float">
            <text:p>70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04" calcext:value-type="date">
            <text:p>04/12/21</text:p>
          </table:table-cell>
          <table:table-cell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05" calcext:value-type="date">
            <text:p>05/12/21</text:p>
          </table:table-cell>
          <table:table-cell office:value-type="float" office:value="705" calcext:value-type="float">
            <text:p>70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06" calcext:value-type="date">
            <text:p>06/12/21</text:p>
          </table:table-cell>
          <table:table-cell office:value-type="float" office:value="706" calcext:value-type="float">
            <text:p>70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07" calcext:value-type="date">
            <text:p>07/12/21</text:p>
          </table:table-cell>
          <table:table-cell office:value-type="float" office:value="707" calcext:value-type="float">
            <text:p>70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08" calcext:value-type="date">
            <text:p>08/12/21</text:p>
          </table:table-cell>
          <table:table-cell office:value-type="float" office:value="708" calcext:value-type="float">
            <text:p>70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09" calcext:value-type="date">
            <text:p>09/12/21</text:p>
          </table:table-cell>
          <table:table-cell office:value-type="float" office:value="709" calcext:value-type="float">
            <text:p>70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10" calcext:value-type="date">
            <text:p>10/12/21</text:p>
          </table:table-cell>
          <table:table-cell office:value-type="float" office:value="710" calcext:value-type="float">
            <text:p>71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11" calcext:value-type="date">
            <text:p>11/12/21</text:p>
          </table:table-cell>
          <table:table-cell office:value-type="float" office:value="711" calcext:value-type="float">
            <text:p>71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12" calcext:value-type="date">
            <text:p>12/12/21</text:p>
          </table:table-cell>
          <table:table-cell office:value-type="float" office:value="712" calcext:value-type="float">
            <text:p>71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13" calcext:value-type="date">
            <text:p>13/12/21</text:p>
          </table:table-cell>
          <table:table-cell office:value-type="float" office:value="713" calcext:value-type="float">
            <text:p>71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14" calcext:value-type="date">
            <text:p>14/12/21</text:p>
          </table:table-cell>
          <table:table-cell office:value-type="float" office:value="714" calcext:value-type="float">
            <text:p>7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15" calcext:value-type="date">
            <text:p>15/12/21</text:p>
          </table:table-cell>
          <table:table-cell office:value-type="float" office:value="715" calcext:value-type="float">
            <text:p>71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16" calcext:value-type="date">
            <text:p>16/12/21</text:p>
          </table:table-cell>
          <table:table-cell office:value-type="float" office:value="716" calcext:value-type="float">
            <text:p>71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17" calcext:value-type="date">
            <text:p>17/12/21</text:p>
          </table:table-cell>
          <table:table-cell office:value-type="float" office:value="717" calcext:value-type="float">
            <text:p>71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18" calcext:value-type="date">
            <text:p>18/12/21</text:p>
          </table:table-cell>
          <table:table-cell office:value-type="float" office:value="718" calcext:value-type="float">
            <text:p>71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19" calcext:value-type="date">
            <text:p>19/12/21</text:p>
          </table:table-cell>
          <table:table-cell office:value-type="float" office:value="719" calcext:value-type="float">
            <text:p>71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20" calcext:value-type="date">
            <text:p>20/12/21</text:p>
          </table:table-cell>
          <table:table-cell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21" calcext:value-type="date">
            <text:p>21/12/21</text:p>
          </table:table-cell>
          <table:table-cell office:value-type="float" office:value="721" calcext:value-type="float">
            <text:p>7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22" calcext:value-type="date">
            <text:p>22/12/21</text:p>
          </table:table-cell>
          <table:table-cell office:value-type="float" office:value="722" calcext:value-type="float">
            <text:p>72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23" calcext:value-type="date">
            <text:p>23/12/21</text:p>
          </table:table-cell>
          <table:table-cell office:value-type="float" office:value="723" calcext:value-type="float">
            <text:p>72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24" calcext:value-type="date">
            <text:p>24/12/21</text:p>
          </table:table-cell>
          <table:table-cell office:value-type="float" office:value="724" calcext:value-type="float">
            <text:p>72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25" calcext:value-type="date">
            <text:p>25/12/21</text:p>
          </table:table-cell>
          <table:table-cell office:value-type="float" office:value="725" calcext:value-type="float">
            <text:p>7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26" calcext:value-type="date">
            <text:p>26/12/21</text:p>
          </table:table-cell>
          <table:table-cell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27" calcext:value-type="date">
            <text:p>27/12/21</text:p>
          </table:table-cell>
          <table:table-cell office:value-type="float" office:value="727" calcext:value-type="float">
            <text:p>72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28" calcext:value-type="date">
            <text:p>28/12/21</text:p>
          </table:table-cell>
          <table:table-cell office:value-type="float" office:value="728" calcext:value-type="float">
            <text:p>72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29" calcext:value-type="date">
            <text:p>29/12/21</text:p>
          </table:table-cell>
          <table:table-cell office:value-type="float" office:value="729" calcext:value-type="float">
            <text:p>72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30" calcext:value-type="date">
            <text:p>30/12/21</text:p>
          </table:table-cell>
          <table:table-cell office:value-type="float" office:value="730" calcext:value-type="float">
            <text:p>73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1-12-31" calcext:value-type="date">
            <text:p>31/12/21</text:p>
          </table:table-cell>
          <table:table-cell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01" calcext:value-type="date">
            <text:p>01/01/22</text:p>
          </table:table-cell>
          <table:table-cell office:value-type="float" office:value="732" calcext:value-type="float">
            <text:p>73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02" calcext:value-type="date">
            <text:p>02/01/22</text:p>
          </table:table-cell>
          <table:table-cell office:value-type="float" office:value="733" calcext:value-type="float">
            <text:p>73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03" calcext:value-type="date">
            <text:p>03/01/22</text:p>
          </table:table-cell>
          <table:table-cell office:value-type="float" office:value="734" calcext:value-type="float">
            <text:p>73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04" calcext:value-type="date">
            <text:p>04/01/22</text:p>
          </table:table-cell>
          <table:table-cell office:value-type="float" office:value="735" calcext:value-type="float">
            <text:p>73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05" calcext:value-type="date">
            <text:p>05/01/22</text:p>
          </table:table-cell>
          <table:table-cell office:value-type="float" office:value="736" calcext:value-type="float">
            <text:p>73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06" calcext:value-type="date">
            <text:p>06/01/22</text:p>
          </table:table-cell>
          <table:table-cell office:value-type="float" office:value="737" calcext:value-type="float">
            <text:p>73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07" calcext:value-type="date">
            <text:p>07/01/22</text:p>
          </table:table-cell>
          <table:table-cell office:value-type="float" office:value="738" calcext:value-type="float">
            <text:p>73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08" calcext:value-type="date">
            <text:p>08/01/22</text:p>
          </table:table-cell>
          <table:table-cell office:value-type="float" office:value="739" calcext:value-type="float">
            <text:p>73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09" calcext:value-type="date">
            <text:p>09/01/22</text:p>
          </table:table-cell>
          <table:table-cell office:value-type="float" office:value="740" calcext:value-type="float">
            <text:p>74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10" calcext:value-type="date">
            <text:p>10/01/22</text:p>
          </table:table-cell>
          <table:table-cell office:value-type="float" office:value="741" calcext:value-type="float">
            <text:p>74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11" calcext:value-type="date">
            <text:p>11/01/22</text:p>
          </table:table-cell>
          <table:table-cell office:value-type="float" office:value="742" calcext:value-type="float">
            <text:p>74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12" calcext:value-type="date">
            <text:p>12/01/22</text:p>
          </table:table-cell>
          <table:table-cell office:value-type="float" office:value="743" calcext:value-type="float">
            <text:p>74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13" calcext:value-type="date">
            <text:p>13/01/22</text:p>
          </table:table-cell>
          <table:table-cell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14" calcext:value-type="date">
            <text:p>14/01/22</text:p>
          </table:table-cell>
          <table:table-cell office:value-type="float" office:value="745" calcext:value-type="float">
            <text:p>74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15" calcext:value-type="date">
            <text:p>15/01/22</text:p>
          </table:table-cell>
          <table:table-cell office:value-type="float" office:value="746" calcext:value-type="float">
            <text:p>74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16" calcext:value-type="date">
            <text:p>16/01/22</text:p>
          </table:table-cell>
          <table:table-cell office:value-type="float" office:value="747" calcext:value-type="float">
            <text:p>74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17" calcext:value-type="date">
            <text:p>17/01/22</text:p>
          </table:table-cell>
          <table:table-cell office:value-type="float" office:value="748" calcext:value-type="float">
            <text:p>74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18" calcext:value-type="date">
            <text:p>18/01/22</text:p>
          </table:table-cell>
          <table:table-cell office:value-type="float" office:value="749" calcext:value-type="float">
            <text:p>74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19" calcext:value-type="date">
            <text:p>19/01/22</text:p>
          </table:table-cell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20" calcext:value-type="date">
            <text:p>20/01/22</text:p>
          </table:table-cell>
          <table:table-cell office:value-type="float" office:value="751" calcext:value-type="float">
            <text:p>75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21" calcext:value-type="date">
            <text:p>21/01/22</text:p>
          </table:table-cell>
          <table:table-cell office:value-type="float" office:value="752" calcext:value-type="float">
            <text:p>75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22" calcext:value-type="date">
            <text:p>22/01/22</text:p>
          </table:table-cell>
          <table:table-cell office:value-type="float" office:value="753" calcext:value-type="float">
            <text:p>75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23" calcext:value-type="date">
            <text:p>23/01/22</text:p>
          </table:table-cell>
          <table:table-cell office:value-type="float" office:value="754" calcext:value-type="float">
            <text:p>75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24" calcext:value-type="date">
            <text:p>24/01/22</text:p>
          </table:table-cell>
          <table:table-cell office:value-type="float" office:value="755" calcext:value-type="float">
            <text:p>75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25" calcext:value-type="date">
            <text:p>25/01/22</text:p>
          </table:table-cell>
          <table:table-cell office:value-type="float" office:value="756" calcext:value-type="float">
            <text:p>75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26" calcext:value-type="date">
            <text:p>26/01/22</text:p>
          </table:table-cell>
          <table:table-cell office:value-type="float" office:value="757" calcext:value-type="float">
            <text:p>75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27" calcext:value-type="date">
            <text:p>27/01/22</text:p>
          </table:table-cell>
          <table:table-cell office:value-type="float" office:value="758" calcext:value-type="float">
            <text:p>75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28" calcext:value-type="date">
            <text:p>28/01/22</text:p>
          </table:table-cell>
          <table:table-cell office:value-type="float" office:value="759" calcext:value-type="float">
            <text:p>75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29" calcext:value-type="date">
            <text:p>29/01/22</text:p>
          </table:table-cell>
          <table:table-cell office:value-type="float" office:value="760" calcext:value-type="float">
            <text:p>76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30" calcext:value-type="date">
            <text:p>30/01/22</text:p>
          </table:table-cell>
          <table:table-cell office:value-type="float" office:value="761" calcext:value-type="float">
            <text:p>76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1-31" calcext:value-type="date">
            <text:p>31/01/22</text:p>
          </table:table-cell>
          <table:table-cell office:value-type="float" office:value="762" calcext:value-type="float">
            <text:p>76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01" calcext:value-type="date">
            <text:p>01/02/22</text:p>
          </table:table-cell>
          <table:table-cell office:value-type="float" office:value="763" calcext:value-type="float">
            <text:p>76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02" calcext:value-type="date">
            <text:p>02/02/22</text:p>
          </table:table-cell>
          <table:table-cell office:value-type="float" office:value="764" calcext:value-type="float">
            <text:p>76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03" calcext:value-type="date">
            <text:p>03/02/22</text:p>
          </table:table-cell>
          <table:table-cell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04" calcext:value-type="date">
            <text:p>04/02/22</text:p>
          </table:table-cell>
          <table:table-cell office:value-type="float" office:value="766" calcext:value-type="float">
            <text:p>76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05" calcext:value-type="date">
            <text:p>05/02/22</text:p>
          </table:table-cell>
          <table:table-cell office:value-type="float" office:value="767" calcext:value-type="float">
            <text:p>76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06" calcext:value-type="date">
            <text:p>06/02/22</text:p>
          </table:table-cell>
          <table:table-cell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07" calcext:value-type="date">
            <text:p>07/02/22</text:p>
          </table:table-cell>
          <table:table-cell office:value-type="float" office:value="769" calcext:value-type="float">
            <text:p>76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08" calcext:value-type="date">
            <text:p>08/02/22</text:p>
          </table:table-cell>
          <table:table-cell office:value-type="float" office:value="770" calcext:value-type="float">
            <text:p>77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09" calcext:value-type="date">
            <text:p>09/02/22</text:p>
          </table:table-cell>
          <table:table-cell office:value-type="float" office:value="771" calcext:value-type="float">
            <text:p>77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10" calcext:value-type="date">
            <text:p>10/02/22</text:p>
          </table:table-cell>
          <table:table-cell office:value-type="float" office:value="772" calcext:value-type="float">
            <text:p>77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11" calcext:value-type="date">
            <text:p>11/02/22</text:p>
          </table:table-cell>
          <table:table-cell office:value-type="float" office:value="773" calcext:value-type="float">
            <text:p>7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12" calcext:value-type="date">
            <text:p>12/02/22</text:p>
          </table:table-cell>
          <table:table-cell office:value-type="float" office:value="774" calcext:value-type="float">
            <text:p>77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13" calcext:value-type="date">
            <text:p>13/02/22</text:p>
          </table:table-cell>
          <table:table-cell office:value-type="float" office:value="775" calcext:value-type="float">
            <text:p>77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14" calcext:value-type="date">
            <text:p>14/02/22</text:p>
          </table:table-cell>
          <table:table-cell office:value-type="float" office:value="776" calcext:value-type="float">
            <text:p>77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15" calcext:value-type="date">
            <text:p>15/02/22</text:p>
          </table:table-cell>
          <table:table-cell office:value-type="float" office:value="777" calcext:value-type="float">
            <text:p>77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16" calcext:value-type="date">
            <text:p>16/02/22</text:p>
          </table:table-cell>
          <table:table-cell office:value-type="float" office:value="778" calcext:value-type="float">
            <text:p>77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17" calcext:value-type="date">
            <text:p>17/02/22</text:p>
          </table:table-cell>
          <table:table-cell office:value-type="float" office:value="779" calcext:value-type="float">
            <text:p>77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18" calcext:value-type="date">
            <text:p>18/02/22</text:p>
          </table:table-cell>
          <table:table-cell office:value-type="float" office:value="780" calcext:value-type="float">
            <text:p>78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19" calcext:value-type="date">
            <text:p>19/02/22</text:p>
          </table:table-cell>
          <table:table-cell office:value-type="float" office:value="781" calcext:value-type="float">
            <text:p>78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20" calcext:value-type="date">
            <text:p>20/02/22</text:p>
          </table:table-cell>
          <table:table-cell office:value-type="float" office:value="782" calcext:value-type="float">
            <text:p>78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21" calcext:value-type="date">
            <text:p>21/02/22</text:p>
          </table:table-cell>
          <table:table-cell office:value-type="float" office:value="783" calcext:value-type="float">
            <text:p>78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22" calcext:value-type="date">
            <text:p>22/02/22</text:p>
          </table:table-cell>
          <table:table-cell office:value-type="float" office:value="784" calcext:value-type="float">
            <text:p>78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23" calcext:value-type="date">
            <text:p>23/02/22</text:p>
          </table:table-cell>
          <table:table-cell office:value-type="float" office:value="785" calcext:value-type="float">
            <text:p>78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24" calcext:value-type="date">
            <text:p>24/02/22</text:p>
          </table:table-cell>
          <table:table-cell office:value-type="float" office:value="786" calcext:value-type="float">
            <text:p>78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25" calcext:value-type="date">
            <text:p>25/02/22</text:p>
          </table:table-cell>
          <table:table-cell office:value-type="float" office:value="787" calcext:value-type="float">
            <text:p>78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26" calcext:value-type="date">
            <text:p>26/02/22</text:p>
          </table:table-cell>
          <table:table-cell office:value-type="float" office:value="788" calcext:value-type="float">
            <text:p>78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27" calcext:value-type="date">
            <text:p>27/02/22</text:p>
          </table:table-cell>
          <table:table-cell office:value-type="float" office:value="789" calcext:value-type="float">
            <text:p>78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2-28" calcext:value-type="date">
            <text:p>28/02/22</text:p>
          </table:table-cell>
          <table:table-cell office:value-type="float" office:value="790" calcext:value-type="float">
            <text:p>7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01" calcext:value-type="date">
            <text:p>01/03/22</text:p>
          </table:table-cell>
          <table:table-cell office:value-type="float" office:value="791" calcext:value-type="float">
            <text:p>79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02" calcext:value-type="date">
            <text:p>02/03/22</text:p>
          </table:table-cell>
          <table:table-cell office:value-type="float" office:value="792" calcext:value-type="float">
            <text:p>79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03" calcext:value-type="date">
            <text:p>03/03/22</text:p>
          </table:table-cell>
          <table:table-cell office:value-type="float" office:value="793" calcext:value-type="float">
            <text:p>79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04" calcext:value-type="date">
            <text:p>04/03/22</text:p>
          </table:table-cell>
          <table:table-cell office:value-type="float" office:value="794" calcext:value-type="float">
            <text:p>79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05" calcext:value-type="date">
            <text:p>05/03/22</text:p>
          </table:table-cell>
          <table:table-cell office:value-type="float" office:value="795" calcext:value-type="float">
            <text:p>79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06" calcext:value-type="date">
            <text:p>06/03/22</text:p>
          </table:table-cell>
          <table:table-cell office:value-type="float" office:value="796" calcext:value-type="float">
            <text:p>7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07" calcext:value-type="date">
            <text:p>07/03/22</text:p>
          </table:table-cell>
          <table:table-cell office:value-type="float" office:value="797" calcext:value-type="float">
            <text:p>79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08" calcext:value-type="date">
            <text:p>08/03/22</text:p>
          </table:table-cell>
          <table:table-cell office:value-type="float" office:value="798" calcext:value-type="float">
            <text:p>79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09" calcext:value-type="date">
            <text:p>09/03/22</text:p>
          </table:table-cell>
          <table:table-cell office:value-type="float" office:value="799" calcext:value-type="float">
            <text:p>79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10" calcext:value-type="date">
            <text:p>10/03/22</text:p>
          </table:table-cell>
          <table:table-cell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11" calcext:value-type="date">
            <text:p>11/03/22</text:p>
          </table:table-cell>
          <table:table-cell office:value-type="float" office:value="801" calcext:value-type="float">
            <text:p>8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12" calcext:value-type="date">
            <text:p>12/03/22</text:p>
          </table:table-cell>
          <table:table-cell office:value-type="float" office:value="802" calcext:value-type="float">
            <text:p>8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13" calcext:value-type="date">
            <text:p>13/03/22</text:p>
          </table:table-cell>
          <table:table-cell office:value-type="float" office:value="803" calcext:value-type="float">
            <text:p>80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14" calcext:value-type="date">
            <text:p>14/03/22</text:p>
          </table:table-cell>
          <table:table-cell office:value-type="float" office:value="804" calcext:value-type="float">
            <text:p>80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15" calcext:value-type="date">
            <text:p>15/03/22</text:p>
          </table:table-cell>
          <table:table-cell office:value-type="float" office:value="805" calcext:value-type="float">
            <text:p>80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16" calcext:value-type="date">
            <text:p>16/03/22</text:p>
          </table:table-cell>
          <table:table-cell office:value-type="float" office:value="806" calcext:value-type="float">
            <text:p>80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17" calcext:value-type="date">
            <text:p>17/03/22</text:p>
          </table:table-cell>
          <table:table-cell office:value-type="float" office:value="807" calcext:value-type="float">
            <text:p>80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18" calcext:value-type="date">
            <text:p>18/03/22</text:p>
          </table:table-cell>
          <table:table-cell office:value-type="float" office:value="808" calcext:value-type="float">
            <text:p>80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19" calcext:value-type="date">
            <text:p>19/03/22</text:p>
          </table:table-cell>
          <table:table-cell office:value-type="float" office:value="809" calcext:value-type="float">
            <text:p>80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20" calcext:value-type="date">
            <text:p>20/03/22</text:p>
          </table:table-cell>
          <table:table-cell office:value-type="float" office:value="810" calcext:value-type="float">
            <text:p>81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21" calcext:value-type="date">
            <text:p>21/03/22</text:p>
          </table:table-cell>
          <table:table-cell office:value-type="float" office:value="811" calcext:value-type="float">
            <text:p>81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22" calcext:value-type="date">
            <text:p>22/03/22</text:p>
          </table:table-cell>
          <table:table-cell office:value-type="float" office:value="812" calcext:value-type="float">
            <text:p>81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23" calcext:value-type="date">
            <text:p>23/03/22</text:p>
          </table:table-cell>
          <table:table-cell office:value-type="float" office:value="813" calcext:value-type="float">
            <text:p>81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24" calcext:value-type="date">
            <text:p>24/03/22</text:p>
          </table:table-cell>
          <table:table-cell office:value-type="float" office:value="814" calcext:value-type="float">
            <text:p>8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25" calcext:value-type="date">
            <text:p>25/03/22</text:p>
          </table:table-cell>
          <table:table-cell office:value-type="float" office:value="815" calcext:value-type="float">
            <text:p>81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26" calcext:value-type="date">
            <text:p>26/03/22</text:p>
          </table:table-cell>
          <table:table-cell office:value-type="float" office:value="816" calcext:value-type="float">
            <text:p>81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27" calcext:value-type="date">
            <text:p>27/03/22</text:p>
          </table:table-cell>
          <table:table-cell office:value-type="float" office:value="817" calcext:value-type="float">
            <text:p>81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28" calcext:value-type="date">
            <text:p>28/03/22</text:p>
          </table:table-cell>
          <table:table-cell office:value-type="float" office:value="818" calcext:value-type="float">
            <text:p>81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29" calcext:value-type="date">
            <text:p>29/03/22</text:p>
          </table:table-cell>
          <table:table-cell office:value-type="float" office:value="819" calcext:value-type="float">
            <text:p>81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30" calcext:value-type="date">
            <text:p>30/03/22</text:p>
          </table:table-cell>
          <table:table-cell office:value-type="float" office:value="820" calcext:value-type="float">
            <text:p>82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3-31" calcext:value-type="date">
            <text:p>31/03/22</text:p>
          </table:table-cell>
          <table:table-cell office:value-type="float" office:value="821" calcext:value-type="float">
            <text:p>8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01" calcext:value-type="date">
            <text:p>01/04/22</text:p>
          </table:table-cell>
          <table:table-cell office:value-type="float" office:value="822" calcext:value-type="float">
            <text:p>82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02" calcext:value-type="date">
            <text:p>02/04/22</text:p>
          </table:table-cell>
          <table:table-cell office:value-type="float" office:value="823" calcext:value-type="float">
            <text:p>82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03" calcext:value-type="date">
            <text:p>03/04/22</text:p>
          </table:table-cell>
          <table:table-cell office:value-type="float" office:value="824" calcext:value-type="float">
            <text:p>82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04" calcext:value-type="date">
            <text:p>04/04/22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05" calcext:value-type="date">
            <text:p>05/04/22</text:p>
          </table:table-cell>
          <table:table-cell office:value-type="float" office:value="826" calcext:value-type="float">
            <text:p>82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06" calcext:value-type="date">
            <text:p>06/04/22</text:p>
          </table:table-cell>
          <table:table-cell office:value-type="float" office:value="827" calcext:value-type="float">
            <text:p>82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07" calcext:value-type="date">
            <text:p>07/04/22</text:p>
          </table:table-cell>
          <table:table-cell office:value-type="float" office:value="828" calcext:value-type="float">
            <text:p>82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08" calcext:value-type="date">
            <text:p>08/04/22</text:p>
          </table:table-cell>
          <table:table-cell office:value-type="float" office:value="829" calcext:value-type="float">
            <text:p>82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09" calcext:value-type="date">
            <text:p>09/04/22</text:p>
          </table:table-cell>
          <table:table-cell office:value-type="float" office:value="830" calcext:value-type="float">
            <text:p>83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10" calcext:value-type="date">
            <text:p>10/04/22</text:p>
          </table:table-cell>
          <table:table-cell office:value-type="float" office:value="831" calcext:value-type="float">
            <text:p>83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11" calcext:value-type="date">
            <text:p>11/04/22</text:p>
          </table:table-cell>
          <table:table-cell office:value-type="float" office:value="832" calcext:value-type="float">
            <text:p>83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12" calcext:value-type="date">
            <text:p>12/04/22</text:p>
          </table:table-cell>
          <table:table-cell office:value-type="float" office:value="833" calcext:value-type="float">
            <text:p>83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13" calcext:value-type="date">
            <text:p>13/04/22</text:p>
          </table:table-cell>
          <table:table-cell office:value-type="float" office:value="834" calcext:value-type="float">
            <text:p>83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14" calcext:value-type="date">
            <text:p>14/04/22</text:p>
          </table:table-cell>
          <table:table-cell office:value-type="float" office:value="835" calcext:value-type="float">
            <text:p>83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15" calcext:value-type="date">
            <text:p>15/04/22</text:p>
          </table:table-cell>
          <table:table-cell office:value-type="float" office:value="836" calcext:value-type="float">
            <text:p>83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16" calcext:value-type="date">
            <text:p>16/04/22</text:p>
          </table:table-cell>
          <table:table-cell office:value-type="float" office:value="837" calcext:value-type="float">
            <text:p>83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17" calcext:value-type="date">
            <text:p>17/04/22</text:p>
          </table:table-cell>
          <table:table-cell office:value-type="float" office:value="838" calcext:value-type="float">
            <text:p>83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18" calcext:value-type="date">
            <text:p>18/04/22</text:p>
          </table:table-cell>
          <table:table-cell office:value-type="float" office:value="839" calcext:value-type="float">
            <text:p>83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19" calcext:value-type="date">
            <text:p>19/04/22</text:p>
          </table:table-cell>
          <table:table-cell office:value-type="float" office:value="840" calcext:value-type="float">
            <text:p>84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20" calcext:value-type="date">
            <text:p>20/04/22</text:p>
          </table:table-cell>
          <table:table-cell office:value-type="float" office:value="841" calcext:value-type="float">
            <text:p>84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21" calcext:value-type="date">
            <text:p>21/04/22</text:p>
          </table:table-cell>
          <table:table-cell office:value-type="float" office:value="842" calcext:value-type="float">
            <text:p>84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22" calcext:value-type="date">
            <text:p>22/04/22</text:p>
          </table:table-cell>
          <table:table-cell office:value-type="float" office:value="843" calcext:value-type="float">
            <text:p>84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23" calcext:value-type="date">
            <text:p>23/04/22</text:p>
          </table:table-cell>
          <table:table-cell office:value-type="float" office:value="844" calcext:value-type="float">
            <text:p>8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24" calcext:value-type="date">
            <text:p>24/04/22</text:p>
          </table:table-cell>
          <table:table-cell office:value-type="float" office:value="845" calcext:value-type="float">
            <text:p>84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25" calcext:value-type="date">
            <text:p>25/04/22</text:p>
          </table:table-cell>
          <table:table-cell office:value-type="float" office:value="846" calcext:value-type="float">
            <text:p>84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26" calcext:value-type="date">
            <text:p>26/04/22</text:p>
          </table:table-cell>
          <table:table-cell office:value-type="float" office:value="847" calcext:value-type="float">
            <text:p>84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27" calcext:value-type="date">
            <text:p>27/04/22</text:p>
          </table:table-cell>
          <table:table-cell office:value-type="float" office:value="848" calcext:value-type="float">
            <text:p>84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28" calcext:value-type="date">
            <text:p>28/04/22</text:p>
          </table:table-cell>
          <table:table-cell office:value-type="float" office:value="849" calcext:value-type="float">
            <text:p>84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29" calcext:value-type="date">
            <text:p>29/04/22</text:p>
          </table:table-cell>
          <table:table-cell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4-30" calcext:value-type="date">
            <text:p>30/04/22</text:p>
          </table:table-cell>
          <table:table-cell office:value-type="float" office:value="851" calcext:value-type="float">
            <text:p>85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5-01" calcext:value-type="date">
            <text:p>01/05/22</text:p>
          </table:table-cell>
          <table:table-cell office:value-type="float" office:value="852" calcext:value-type="float">
            <text:p>85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5-02" calcext:value-type="date">
            <text:p>02/05/22</text:p>
          </table:table-cell>
          <table:table-cell office:value-type="float" office:value="853" calcext:value-type="float">
            <text:p>85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5-03" calcext:value-type="date">
            <text:p>03/05/22</text:p>
          </table:table-cell>
          <table:table-cell office:value-type="float" office:value="854" calcext:value-type="float">
            <text:p>85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2-05-04" calcext:value-type="date">
            <text:p>04/05/22</text:p>
          </table:table-cell>
          <table:table-cell office:value-type="float" office:value="855" calcext:value-type="float">
            <text:p>855</text:p>
          </table:table-cell>
          <table:table-cell table:number-columns-repeated="7"/>
        </table:table-row>
        <table:table-row table:style-name="ro1" table:number-rows-repeated="10477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8T14:04:27.190137857</meta:creation-date>
    <dc:date>2022-01-18T15:42:48.946882969</dc:date>
    <meta:editing-duration>PT1H5M21S</meta:editing-duration>
    <meta:editing-cycles>1</meta:editing-cycles>
    <meta:document-statistic meta:table-count="1" meta:cell-count="1756" meta:object-count="0"/>
    <meta:generator>LibreOffice/6.1.5.2$Linux_X86_64 LibreOffice_project/10$Build-2</meta:generator>
  </office:meta>
</office:document-meta>
</file>